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99" draw:marker-start-width="0.5cm" draw:marker-end-width="0.5cm" draw:fill="solid" draw:fill-color="#b2b2b2" draw:textarea-vertical-align="middle" draw:auto-grow-height="true" fo:min-height="2.28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66" draw:marker-start-width="0.5cm" draw:marker-end-width="0.5cm" draw:fill="solid" draw:fill-color="#b2b2b2" draw:textarea-vertical-align="middle" draw:auto-grow-height="false" fo:min-height="1.928cm" fo:padding-top="0.1cm" fo:padding-bottom="0.2cm" fo:padding-left="0.1cm" fo:padding-right="0.1cm"/>
    </style:style>
    <style:style style:name="gr3" style:family="graphic" style:parent-style-name="standard">
      <style:graphic-properties svg:stroke-width="0.1cm" svg:stroke-color="#000099" draw:marker-start-width="0.5cm" draw:marker-end-width="0.5cm" draw:fill="solid" draw:fill-color="#b2b2b2" draw:textarea-horizontal-align="left" draw:textarea-vertical-align="top" draw:auto-grow-height="false" fo:min-height="1.928cm" fo:padding-top="0.15cm" fo:padding-bottom="0.25cm" fo:padding-left="0.3cm" fo:padding-right="0.3cm"/>
    </style:style>
    <style:style style:name="gr4" style:family="graphic" style:parent-style-name="standard">
      <style:graphic-properties svg:stroke-width="0.1cm" svg:stroke-color="#000099" draw:marker-start-width="0.5cm" draw:marker-end-width="0.5cm" draw:fill="solid" draw:fill-color="#b2b2b2" draw:textarea-horizontal-align="left" draw:textarea-vertical-align="top" draw:auto-grow-height="false" fo:min-height="1.928cm" fo:padding-top="0.15cm" fo:padding-bottom="0.2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-color="#eeeeee" draw:textarea-horizontal-align="justify" draw:textarea-vertical-align="top" draw:auto-grow-height="false" fo:min-height="0cm" fo:min-width="0cm" fo:padding-top="0.1cm" fo:padding-bottom="0.2cm" fo:padding-left="0.3cm" fo:padding-right="0.3cm" fo:wrap-option="wrap"/>
    </style:style>
    <style:style style:name="gr6" style:family="graphic" style:parent-style-name="standard">
      <style:graphic-properties svg:stroke-width="0.1cm" svg:stroke-color="#000099" draw:marker-start-width="0.515cm" draw:marker-end-width="0.515cm" draw:fill-color="#ccffff" draw:textarea-horizontal-align="center" draw:textarea-vertical-align="middle" draw:auto-grow-height="false" fo:min-height="0.347cm" fo:padding-top="0.1cm" fo:padding-bottom="0.2cm" fo:padding-left="0.1cm" fo:padding-right="0.1cm"/>
    </style:style>
    <style:style style:name="gr7" style:family="graphic" style:parent-style-name="objectwithoutfill">
      <style:graphic-properties svg:stroke-width="0.1cm" svg:stroke-color="#000099" draw:marker-start="Arrow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000099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006600" draw:marker-start="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6600" draw:marker-start="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99" draw:marker-start-width="0.5cm" draw:marker-end-width="0.5cm" draw:fill-color="#dddddd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6600" draw:marker-start-width="0.5cm" draw:marker-end-width="0.5cm" draw:fill-color="#ccffcc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05cm" svg:stroke-color="#000099" draw:marker-start="Arrow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006600" draw:marker-start="Arrow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1cm" svg:stroke-color="#990000" draw:marker-start="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000000" draw:marker-start="Arrow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99" draw:marker-start-width="0.515cm" draw:marker-end-width="0.515cm" draw:fill-color="#ccffff" draw:textarea-horizontal-align="left" draw:textarea-vertical-align="middle" draw:auto-grow-height="false" fo:min-height="0.347cm" fo:padding-top="0.1cm" fo:padding-bottom="0.2cm" fo:padding-left="0.1cm" fo:padding-right="0.1cm"/>
    </style:style>
    <style:style style:name="gr18" style:family="graphic" style:parent-style-name="standard">
      <style:graphic-properties svg:stroke-width="0.1cm" svg:stroke-color="#000099" draw:marker-start-width="0.5cm" draw:marker-end-width="0.5cm" draw:fill-color="#ccffff" draw:textarea-horizontal-align="left" draw:textarea-vertical-align="middle" draw:auto-grow-height="false" fo:min-height="0.05cm" fo:padding-top="0.1cm" fo:padding-bottom="0.2cm" fo:padding-left="0.1cm" fo:padding-right="0.1cm"/>
    </style:style>
    <style:style style:name="gr19" style:family="graphic" style:parent-style-name="objectwithoutfill">
      <style:graphic-properties svg:stroke-width="0.1cm" draw:marker-start="Arrow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draw:marker-start="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svg:stroke-width="0.1cm" svg:stroke-color="#000000" draw:marker-start-width="0.5cm" draw:marker-end-width="0.5cm" draw:fill-color="#dddddd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05cm" draw:marker-start="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1cm" svg:stroke-color="#990000" draw:marker-start-width="0.5cm" draw:marker-end-width="0.5cm" draw:fill-color="#ffcccc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05cm" svg:stroke-color="#990000" draw:marker-start="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svg:stroke-color="#000099" draw:marker-start="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6600" draw:marker-start="" draw:marker-start-width="0.355cm" draw:marker-end="" draw:marker-end-width="0.4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99" fo:font-family="Constantia" style:font-style-name="Bold" style:font-family-generic="roman" style:font-pitch="variable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P3" style:family="paragraph">
      <style:paragraph-properties fo:text-align="center"/>
      <style:text-properties fo:color="#000099" fo:font-family="'Courrier New'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000066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color="#000066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color="#000099" fo:font-family="'Courrier New'" fo:font-size="14pt" style:text-underline-style="none" fo:font-weight="bold" style:font-size-asian="14pt" style:font-weight-asian="bold" style:font-size-complex="14pt" style:font-weight-complex="bold"/>
    </style:style>
    <style:style style:name="P8" style:family="paragraph">
      <style:paragraph-properties fo:text-align="center"/>
      <style:text-properties fo:color="#000099" fo:font-family="Tahoma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9" style:family="paragraph">
      <style:paragraph-properties fo:text-align="center"/>
      <style:text-properties fo:color="#000000" fo:font-family="'Courier New'" style:font-family-generic="modern" style:font-pitch="fixed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>
      <style:paragraph-properties fo:text-align="center"/>
      <style:text-properties fo:color="#000099" fo:font-family="'Courrier New'" style:font-style-name="Normal" fo:font-size="10pt" fo:font-weight="bold" style:font-size-asian="10pt" style:font-size-complex="10pt"/>
    </style:style>
    <style:style style:name="P11" style:family="paragraph">
      <style:paragraph-properties fo:text-align="center"/>
      <style:text-properties fo:color="#000099" fo:font-family="'Courrier New'" fo:font-size="10pt" fo:font-weight="bold" style:font-size-asian="10pt" style:font-weight-asian="bold" style:font-size-complex="10pt" style:font-weight-complex="bold"/>
    </style:style>
    <style:style style:name="P12" style:family="paragraph">
      <style:paragraph-properties fo:text-align="center"/>
      <style:text-properties fo:color="#006600" fo:font-family="'Courrier New'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  <style:text-properties fo:font-size="20pt"/>
    </style:style>
    <style:style style:name="P14" style:family="paragraph">
      <style:paragraph-properties fo:text-align="center"/>
      <style:text-properties fo:font-size="10pt"/>
    </style:style>
    <style:style style:name="P15" style:family="paragraph">
      <style:paragraph-properties fo:text-align="center"/>
      <style:text-properties fo:font-size="8pt"/>
    </style:style>
    <style:style style:name="P16" style:family="paragraph">
      <style:paragraph-properties fo:text-align="center"/>
      <style:text-properties fo:color="#000099" fo:font-family="'Courrier New'" style:font-style-name="Normal" fo:font-size="8pt" fo:font-weight="bold" style:font-size-asian="8pt" style:font-size-complex="8pt"/>
    </style:style>
    <style:style style:name="P17" style:family="paragraph">
      <style:paragraph-properties fo:text-align="center"/>
      <style:text-properties fo:font-family="'Courrier New'" fo:font-size="10pt" fo:font-weight="bold" style:font-size-asian="10pt" style:font-weight-asian="bold" style:font-size-complex="10pt" style:font-weight-complex="bold"/>
    </style:style>
    <style:style style:name="P18" style:family="paragraph">
      <style:paragraph-properties fo:text-align="center"/>
      <style:text-properties fo:color="#990000" fo:font-family="'Courrier New'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000099" fo:font-family="Constancia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T2" style:family="text">
      <style:text-properties fo:color="#000099" fo:font-family="'Courrier New'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" style:family="text">
      <style:text-properties fo:color="#000099" fo:font-family="'Courrier New'" fo:font-size="20pt" style:text-underline-style="none" fo:font-weight="bold" style:font-size-asian="20pt" style:font-weight-asian="bold" style:font-size-complex="20pt" style:font-weight-complex="bold"/>
    </style:style>
    <style:style style:name="T4" style:family="text">
      <style:text-properties fo:color="#000099" fo:font-family="'Courrier New'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" style:family="text">
      <style:text-properties fo:color="#000099" fo:font-family="'Courrier New'" fo:font-size="14pt" style:text-underline-style="none" fo:font-weight="bold" style:font-size-asian="14pt" style:font-weight-asian="bold" style:font-size-complex="14pt" style:font-weight-complex="bold"/>
    </style:style>
    <style:style style:name="T6" style:family="text">
      <style:text-properties fo:color="#000000" fo:font-family="'Courrier New'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7" style:family="text">
      <style:text-properties fo:color="#000099" fo:font-family="'Courrier New'" style:font-style-name="Normal" fo:font-size="10pt" fo:font-weight="bold" style:font-size-asian="10pt" style:font-size-complex="10pt"/>
    </style:style>
    <style:style style:name="T8" style:family="text">
      <style:text-properties fo:color="#000099" fo:font-family="'Courrier New'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6600" fo:font-family="'Courrier New'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family="'Courrier New'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990000" fo:font-family="'Courrier New'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7.4cm" svg:height="2.63cm" svg:x="0.3cm" svg:y="0.37cm">
          <draw:text-box>
            <text:p text:style-name="P1"><text:span text:style-name="T1">Programmation Web-Services</text:span></text:p>
          </draw:text-box>
        </draw:frame>
        <draw:frame draw:style-name="gr1" draw:text-style-name="P3" draw:layer="layout" svg:width="27.4cm" svg:height="2.63cm" svg:x="0.3cm" svg:y="6.07cm">
          <draw:text-box>
            <text:p text:style-name="P1"><text:span text:style-name="T2">Architecture</text:span></text:p>
          </draw:text-box>
        </draw:frame>
      </draw:page>
      <draw:page draw:name="page2" draw:style-name="dp1" draw:master-page-name="Standard">
        <draw:frame draw:style-name="gr2" draw:text-style-name="P4" draw:layer="layout" svg:width="6.5cm" svg:height="1.9cm" svg:x="0.3cm" svg:y="0.4cm">
          <draw:text-box>
            <text:p text:style-name="P1"><text:span text:style-name="T3">[ 01 ]</text:span></text:p>
          </draw:text-box>
        </draw:frame>
        <draw:frame draw:style-name="gr2" draw:text-style-name="P5" draw:layer="layout" svg:width="20.7cm" svg:height="1.9cm" svg:x="7cm" svg:y="0.4cm">
          <draw:text-box>
            <text:p text:style-name="P1"><text:span text:style-name="T4">Introduction :</text:span></text:p>
          </draw:text-box>
        </draw:frame>
        <draw:frame draw:style-name="gr3" draw:text-style-name="P7" draw:layer="layout" svg:width="27.4cm" svg:height="18.2cm" svg:x="0.3cm" svg:y="2.5cm">
          <draw:text-box>
            <text:p text:style-name="P6"><text:span text:style-name="T5">L'objet de ce document est l'architecture d'un web-service. En tout premier lieu, nous présenterons l'architecture applicative proposée, c'est-à-dire les différentes couches applicatives.</text:span></text:p>
            <text:p text:style-name="P6"><text:span text:style-name="T5"/></text:p>
            <text:p text:style-name="P6"><text:span text:style-name="T5">Puis, pour chaque couche applicative, nous présenterons sa structure interne, et ses constituants.</text:span></text:p>
          </draw:text-box>
        </draw:frame>
      </draw:page>
      <draw:page draw:name="page3" draw:style-name="dp1" draw:master-page-name="Standard">
        <draw:frame draw:style-name="gr2" draw:text-style-name="P4" draw:layer="layout" svg:width="6.5cm" svg:height="1.9cm" svg:x="0.3cm" svg:y="0.4cm">
          <draw:text-box>
            <text:p text:style-name="P1"><text:span text:style-name="T3">[ 02 ]</text:span></text:p>
          </draw:text-box>
        </draw:frame>
        <draw:frame draw:style-name="gr2" draw:text-style-name="P5" draw:layer="layout" svg:width="20.7cm" svg:height="1.9cm" svg:x="7cm" svg:y="0.4cm">
          <draw:text-box>
            <text:p text:style-name="P1"><text:span text:style-name="T4">Le fonctionnement d'un web-service :</text:span></text:p>
          </draw:text-box>
        </draw:frame>
        <draw:frame draw:style-name="gr4" draw:text-style-name="P8" draw:layer="layout" svg:width="27.4cm" svg:height="18.2cm" svg:x="0.3cm" svg:y="2.5cm">
          <draw:text-box>
            <text:p/>
          </draw:text-box>
        </draw:frame>
        <draw:custom-shape draw:style-name="gr5" draw:text-style-name="P9" draw:layer="layout" svg:width="6cm" svg:height="3cm" svg:x="2cm" svg:y="3cm">
          <text:p text:style-name="P9"><text:span text:style-name="T6">Couche 'REST (cliente)'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0" draw:layer="layout" svg:width="4cm" svg:height="0.8cm" svg:x="3cm" svg:y="4.6cm">
          <draw:text-box>
            <text:p text:style-name="P1"><text:span text:style-name="T7">RestClient</text:span></text:p>
          </draw:text-box>
        </draw:frame>
        <draw:line draw:style-name="gr7" draw:text-style-name="P1" draw:layer="layout" svg:x1="9.975cm" svg:y1="4.9cm" svg:x2="7cm" svg:y2="4.9cm">
          <text:p/>
        </draw:line>
        <draw:line draw:style-name="gr8" draw:text-style-name="P1" draw:layer="layout" svg:x1="1cm" svg:y1="12.9cm" svg:x2="1cm" svg:y2="6.7cm">
          <text:p/>
        </draw:line>
        <draw:line draw:style-name="gr8" draw:text-style-name="P1" draw:layer="layout" svg:x1="10cm" svg:y1="6.7cm" svg:x2="10cm" svg:y2="4.9cm">
          <text:p/>
        </draw:line>
        <draw:line draw:style-name="gr8" draw:text-style-name="P1" draw:layer="layout" svg:x1="1cm" svg:y1="6.7cm" svg:x2="10cm" svg:y2="6.7cm">
          <text:p/>
        </draw:line>
        <draw:line draw:style-name="gr9" draw:text-style-name="P1" draw:layer="layout" svg:x1="1.4cm" svg:y1="13.9cm" svg:x2="1.4cm" svg:y2="7cm">
          <text:p/>
        </draw:line>
        <draw:line draw:style-name="gr9" draw:text-style-name="P1" draw:layer="layout" svg:x1="10.4cm" svg:y1="7cm" svg:x2="10.4cm" svg:y2="5.2cm">
          <text:p/>
        </draw:line>
        <draw:line draw:style-name="gr9" draw:text-style-name="P1" draw:layer="layout" svg:x1="1.4cm" svg:y1="7cm" svg:x2="10.4cm" svg:y2="7cm">
          <text:p/>
        </draw:line>
        <draw:line draw:style-name="gr10" draw:text-style-name="P1" draw:layer="layout" svg:x1="10.425cm" svg:y1="5.2cm" svg:x2="7cm" svg:y2="5.2cm">
          <text:p/>
        </draw:line>
        <draw:ellipse draw:style-name="gr11" draw:text-style-name="P11" draw:layer="layout" svg:width="3cm" svg:height="1cm" svg:x="13cm" svg:y="4cm">
          <text:p text:style-name="P1"><text:span text:style-name="T8">Requête REST</text:span></text:p>
        </draw:ellipse>
        <draw:ellipse draw:style-name="gr12" draw:text-style-name="P12" draw:layer="layout" svg:width="3cm" svg:height="1cm" svg:x="13cm" svg:y="6cm">
          <text:p text:style-name="P1"><text:span text:style-name="T9">Reponse JSON</text:span></text:p>
        </draw:ellipse>
        <draw:custom-shape draw:style-name="gr5" draw:text-style-name="P9" draw:layer="layout" svg:width="18cm" svg:height="8cm" svg:x="3cm" svg:y="9cm">
          <text:p text:style-name="P9"><text:span text:style-name="T6">Serveur d'application</text:span></text:p>
          <text:p text:style-name="P9"><text:span text:style-name="T6">(Apache Tomcat)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3" draw:text-style-name="P1" draw:layer="layout" svg:x1="2cm" svg:y1="12.7cm" svg:x2="13cm" svg:y2="4.4cm">
          <text:p/>
        </draw:line>
        <draw:line draw:style-name="gr10" draw:text-style-name="P1" draw:layer="layout" svg:x1="4cm" svg:y1="14cm" svg:x2="1.3cm" svg:y2="14cm">
          <text:p/>
        </draw:line>
        <draw:line draw:style-name="gr7" draw:text-style-name="P1" draw:layer="layout" svg:x1="4cm" svg:y1="13cm" svg:x2="1cm" svg:y2="13cm">
          <text:p/>
        </draw:line>
        <draw:line draw:style-name="gr14" draw:text-style-name="P1" draw:layer="layout" svg:x1="2cm" svg:y1="13.7cm" svg:x2="12.9cm" svg:y2="6.5cm">
          <text:p/>
        </draw:line>
        <draw:custom-shape draw:style-name="gr5" draw:text-style-name="P9" draw:layer="layout" svg:width="4cm" svg:height="4cm" svg:x="4cm" svg:y="12cm">
          <text:p text:style-name="P9"><text:span text:style-name="T6">Couche</text:span></text:p>
          <text:p text:style-name="P9"><text:span text:style-name="T6">'REST'</text:span></text:p>
          <text:p text:style-name="P9"><text:span text:style-name="T6"/></text:p>
          <text:p text:style-name="P9"><text:span text:style-name="T6">(Service)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9" draw:layer="layout" svg:width="4cm" svg:height="4cm" svg:x="10cm" svg:y="12cm">
          <text:p text:style-name="P9"><text:span text:style-name="T6">Couche</text:span></text:p>
          <text:p text:style-name="P9"><text:span text:style-name="T6">métier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9" draw:layer="layout" svg:width="4cm" svg:height="4cm" svg:x="16cm" svg:y="12cm">
          <text:p text:style-name="P9"><text:span text:style-name="T6">Couche</text:span></text:p>
          <text:p text:style-name="P9"><text:span text:style-name="T6">de</text:span></text:p>
          <text:p text:style-name="P9"><text:span text:style-name="T6">persistance</text:span></text:p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9" draw:layer="layout" svg:width="4cm" svg:height="8cm" svg:x="23cm" svg:y="9cm">
          <text:p text:style-name="P9"><text:span text:style-name="T6">Base de données</text:span></text:p>
          <text:p text:style-name="P9"><text:span text:style-name="T6"/></text:p>
          <text:p text:style-name="P9"><text:span text:style-name="T6">(MySQL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5" draw:text-style-name="P1" draw:layer="layout" svg:x1="22.9cm" svg:y1="14cm" svg:x2="20cm" svg:y2="14cm">
          <text:p/>
        </draw:line>
        <draw:line draw:style-name="gr16" draw:text-style-name="P1" draw:layer="layout" svg:x1="23cm" svg:y1="13cm" svg:x2="19.9cm" svg:y2="13.025cm">
          <text:p/>
        </draw:line>
        <draw:line draw:style-name="gr15" draw:text-style-name="P1" draw:layer="layout" svg:x1="16cm" svg:y1="14cm" svg:x2="14cm" svg:y2="14.03cm">
          <text:p/>
        </draw:line>
        <draw:line draw:style-name="gr16" draw:text-style-name="P1" draw:layer="layout" svg:x1="16cm" svg:y1="13cm" svg:x2="14cm" svg:y2="13cm">
          <text:p/>
        </draw:line>
        <draw:line draw:style-name="gr15" draw:text-style-name="P1" draw:layer="layout" svg:x1="10cm" svg:y1="14.019cm" svg:x2="8cm" svg:y2="14.049cm">
          <text:p/>
        </draw:line>
        <draw:line draw:style-name="gr16" draw:text-style-name="P1" draw:layer="layout" svg:x1="10cm" svg:y1="13.019cm" svg:x2="8cm" svg:y2="13.019cm">
          <text:p/>
        </draw:line>
        <draw:ellipse draw:style-name="gr11" draw:text-style-name="P11" draw:layer="layout" svg:width="11cm" svg:height="1cm" svg:x="16cm" svg:y="4cm">
          <text:p text:style-name="P1"><text:span text:style-name="T8">HTTP://[Adresse IP]:[Port]/[Contexte]/[Service]</text:span></text:p>
        </draw:ellipse>
        <draw:ellipse draw:style-name="gr12" draw:text-style-name="P12" draw:layer="layout" svg:width="11cm" svg:height="1cm" svg:x="16cm" svg:y="6cm">
          <text:p text:style-name="P1"><text:span text:style-name="T9">{''code'' : ''0001'', ''nom'' : ''Tcharou''}</text:span></text:p>
        </draw:ellipse>
      </draw:page>
      <draw:page draw:name="page4" draw:style-name="dp1" draw:master-page-name="Standard">
        <draw:frame draw:style-name="gr2" draw:text-style-name="P4" draw:layer="layout" svg:width="6.5cm" svg:height="1.9cm" svg:x="0.3cm" svg:y="0.4cm">
          <draw:text-box>
            <text:p text:style-name="P13"><text:span text:style-name="T3">[ 03 ]</text:span></text:p>
          </draw:text-box>
        </draw:frame>
        <draw:frame draw:style-name="gr2" draw:text-style-name="P5" draw:layer="layout" svg:width="20.7cm" svg:height="1.9cm" svg:x="7cm" svg:y="0.4cm">
          <draw:text-box>
            <text:p text:style-name="P13"><text:span text:style-name="T4">L'architecture d'un web-service :</text:span></text:p>
          </draw:text-box>
        </draw:frame>
        <draw:frame draw:style-name="gr4" draw:text-style-name="P8" draw:layer="layout" svg:width="27.4cm" svg:height="18.2cm" svg:x="0.3cm" svg:y="2.5cm">
          <draw:text-box>
            <text:p/>
          </draw:text-box>
        </draw:frame>
        <draw:custom-shape draw:style-name="gr5" draw:text-style-name="P9" draw:layer="layout" svg:width="6cm" svg:height="12cm" svg:x="2cm" svg:y="8cm">
          <text:p text:style-name="P9"><text:span text:style-name="T6">Couche 'REST (Service)'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9" draw:layer="layout" svg:width="6cm" svg:height="12cm" svg:x="9cm" svg:y="8cm">
          <text:p text:style-name="P9"><text:span text:style-name="T6">Couche 'métier'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9" draw:layer="layout" svg:width="6cm" svg:height="12cm" svg:x="16cm" svg:y="8cm">
          <text:p text:style-name="P9"><text:span text:style-name="T6">Couche de persistanc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7" draw:text-style-name="P10" draw:layer="layout" svg:width="4.4cm" svg:height="0.6cm" svg:x="3cm" svg:y="10cm">
          <draw:text-box>
            <text:p text:style-name="P14"><text:span text:style-name="T7">ClientRestService</text:span></text:p>
          </draw:text-box>
        </draw:frame>
        <draw:custom-shape draw:style-name="gr5" draw:text-style-name="P9" draw:layer="layout" svg:width="4cm" svg:height="12cm" svg:x="23cm" svg:y="8cm">
          <text:p text:style-name="P9"><text:span text:style-name="T6">Base de donné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7" draw:text-style-name="P10" draw:layer="layout" svg:width="4cm" svg:height="0.6cm" svg:x="10cm" svg:y="10cm">
          <draw:text-box>
            <text:p text:style-name="P14"><text:span text:style-name="T7">IClientMetier</text:span></text:p>
          </draw:text-box>
        </draw:frame>
        <draw:frame draw:style-name="gr17" draw:text-style-name="P10" draw:layer="layout" svg:width="4.4cm" svg:height="0.6cm" svg:x="17cm" svg:y="10cm">
          <draw:text-box>
            <text:p text:style-name="P14"><text:span text:style-name="T7">IClientRepository</text:span></text:p>
          </draw:text-box>
        </draw:frame>
        <draw:frame draw:style-name="gr18" draw:text-style-name="P16" draw:layer="layout" svg:width="2.6cm" svg:height="0.6cm" svg:x="24cm" svg:y="10cm">
          <draw:text-box>
            <text:p text:style-name="P15"><text:span text:style-name="T7">CLIENT</text:span></text:p>
          </draw:text-box>
        </draw:frame>
        <draw:line draw:style-name="gr19" draw:text-style-name="P1" draw:layer="layout" svg:x1="10cm" svg:y1="10.1cm" svg:x2="7.4cm" svg:y2="10.1cm">
          <text:p/>
        </draw:line>
        <draw:line draw:style-name="gr19" draw:text-style-name="P1" draw:layer="layout" svg:x1="17cm" svg:y1="10.1cm" svg:x2="14cm" svg:y2="10.1cm">
          <text:p/>
        </draw:line>
        <draw:frame draw:style-name="gr17" draw:text-style-name="P10" draw:layer="layout" svg:width="4.4cm" svg:height="0.6cm" svg:x="17cm" svg:y="19cm">
          <draw:text-box>
            <text:p text:style-name="P14"><text:span text:style-name="T7">JpaRepository</text:span></text:p>
          </draw:text-box>
        </draw:frame>
        <draw:frame draw:style-name="gr17" draw:text-style-name="P10" draw:layer="layout" svg:width="4cm" svg:height="0.6cm" svg:x="10cm" svg:y="19cm">
          <draw:text-box>
            <text:p text:style-name="P14"><text:span text:style-name="T7">Service</text:span></text:p>
          </draw:text-box>
        </draw:frame>
        <draw:line draw:style-name="gr20" draw:text-style-name="P1" draw:layer="layout" svg:x1="18cm" svg:y1="10.6cm" svg:x2="18cm" svg:y2="18.9cm">
          <text:p/>
        </draw:line>
        <draw:line draw:style-name="gr20" draw:text-style-name="P1" draw:layer="layout" svg:x1="11cm" svg:y1="10.6cm" svg:x2="11cm" svg:y2="18.9cm">
          <text:p/>
        </draw:line>
        <draw:frame draw:style-name="gr17" draw:text-style-name="P10" draw:layer="layout" svg:width="4.4cm" svg:height="0.6cm" svg:x="17cm" svg:y="12cm">
          <draw:text-box>
            <text:p text:style-name="P14"><text:span text:style-name="T7">ICompteRepository</text:span></text:p>
          </draw:text-box>
        </draw:frame>
        <draw:line draw:style-name="gr20" draw:text-style-name="P1" draw:layer="layout" svg:x1="19cm" svg:y1="12.6cm" svg:x2="19cm" svg:y2="18.9cm">
          <text:p/>
        </draw:line>
        <draw:frame draw:style-name="gr17" draw:text-style-name="P10" draw:layer="layout" svg:width="4.4cm" svg:height="0.6cm" svg:x="17cm" svg:y="14cm">
          <draw:text-box>
            <text:p text:style-name="P14"><text:span text:style-name="T7">IOperationRepository</text:span></text:p>
          </draw:text-box>
        </draw:frame>
        <draw:line draw:style-name="gr19" draw:text-style-name="P1" draw:layer="layout" svg:x1="24cm" svg:y1="10.1cm" svg:x2="21.4cm" svg:y2="10.1cm">
          <text:p/>
        </draw:line>
        <draw:frame draw:style-name="gr17" draw:text-style-name="P10" draw:layer="layout" svg:width="4cm" svg:height="0.6cm" svg:x="10cm" svg:y="12cm">
          <draw:text-box>
            <text:p text:style-name="P14"><text:span text:style-name="T7">ICompteMetier</text:span></text:p>
          </draw:text-box>
        </draw:frame>
        <draw:line draw:style-name="gr20" draw:text-style-name="P1" draw:layer="layout" svg:x1="12cm" svg:y1="12.7cm" svg:x2="12cm" svg:y2="18.9cm">
          <text:p/>
        </draw:line>
        <draw:frame draw:style-name="gr17" draw:text-style-name="P10" draw:layer="layout" svg:width="4cm" svg:height="0.6cm" svg:x="10cm" svg:y="14cm">
          <draw:text-box>
            <text:p text:style-name="P14"><text:span text:style-name="T7">IOperationMetier</text:span></text:p>
          </draw:text-box>
        </draw:frame>
        <draw:line draw:style-name="gr20" draw:text-style-name="P1" draw:layer="layout" svg:x1="20cm" svg:y1="14.6cm" svg:x2="20cm" svg:y2="18.9cm">
          <text:p/>
        </draw:line>
        <draw:line draw:style-name="gr20" draw:text-style-name="P1" draw:layer="layout" svg:x1="13cm" svg:y1="14.6cm" svg:x2="13cm" svg:y2="18.9cm">
          <text:p/>
        </draw:line>
        <draw:line draw:style-name="gr20" draw:text-style-name="P1" draw:layer="layout" svg:x1="4cm" svg:y1="10.6cm" svg:x2="4cm" svg:y2="18.9cm">
          <text:p/>
        </draw:line>
        <draw:frame draw:style-name="gr17" draw:text-style-name="P10" draw:layer="layout" svg:width="4.4cm" svg:height="0.6cm" svg:x="3cm" svg:y="12cm">
          <draw:text-box>
            <text:p text:style-name="P14"><text:span text:style-name="T7">CompteRestService</text:span></text:p>
          </draw:text-box>
        </draw:frame>
        <draw:line draw:style-name="gr20" draw:text-style-name="P1" draw:layer="layout" svg:x1="5cm" svg:y1="12.6cm" svg:x2="5cm" svg:y2="18.9cm">
          <text:p/>
        </draw:line>
        <draw:frame draw:style-name="gr17" draw:text-style-name="P10" draw:layer="layout" svg:width="4.4cm" svg:height="0.6cm" svg:x="3cm" svg:y="14cm">
          <draw:text-box>
            <text:p text:style-name="P14"><text:span text:style-name="T7">OperationRestService</text:span></text:p>
          </draw:text-box>
        </draw:frame>
        <draw:line draw:style-name="gr19" draw:text-style-name="P1" draw:layer="layout" svg:x1="10cm" svg:y1="12.1cm" svg:x2="7.4cm" svg:y2="12.1cm">
          <text:p/>
        </draw:line>
        <draw:line draw:style-name="gr19" draw:text-style-name="P1" draw:layer="layout" svg:x1="10cm" svg:y1="14.1cm" svg:x2="7.4cm" svg:y2="14.1cm">
          <text:p/>
        </draw:line>
        <draw:line draw:style-name="gr19" draw:text-style-name="P1" draw:layer="layout" svg:x1="17cm" svg:y1="12.1cm" svg:x2="14cm" svg:y2="12.1cm">
          <text:p/>
        </draw:line>
        <draw:line draw:style-name="gr19" draw:text-style-name="P1" draw:layer="layout" svg:x1="17.003cm" svg:y1="14.1cm" svg:x2="14.003cm" svg:y2="14.1cm">
          <text:p/>
        </draw:line>
        <draw:frame draw:style-name="gr18" draw:text-style-name="P16" draw:layer="layout" svg:width="2.6cm" svg:height="0.6cm" svg:x="24cm" svg:y="12cm">
          <draw:text-box>
            <text:p text:style-name="P15"><text:span text:style-name="T7">COMPTE</text:span></text:p>
          </draw:text-box>
        </draw:frame>
        <draw:frame draw:style-name="gr18" draw:text-style-name="P16" draw:layer="layout" svg:width="2.6cm" svg:height="0.6cm" svg:x="24cm" svg:y="14cm">
          <draw:text-box>
            <text:p text:style-name="P15"><text:span text:style-name="T7">OPERATION</text:span></text:p>
          </draw:text-box>
        </draw:frame>
        <draw:line draw:style-name="gr19" draw:text-style-name="P1" draw:layer="layout" svg:x1="24cm" svg:y1="12.1cm" svg:x2="21.4cm" svg:y2="12.1cm">
          <text:p/>
        </draw:line>
        <draw:line draw:style-name="gr19" draw:text-style-name="P1" draw:layer="layout" svg:x1="24cm" svg:y1="14.1cm" svg:x2="21.4cm" svg:y2="14.1cm">
          <text:p/>
        </draw:line>
        <draw:custom-shape draw:style-name="gr5" draw:text-style-name="P9" draw:layer="layout" svg:width="6cm" svg:height="3cm" svg:x="2cm" svg:y="3cm">
          <text:p text:style-name="P9"><text:span text:style-name="T6">Couche 'REST (cliente)'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6" draw:text-style-name="P10" draw:layer="layout" svg:width="4cm" svg:height="0.8cm" svg:x="3cm" svg:y="4.6cm">
          <draw:text-box>
            <text:p text:style-name="P14"><text:span text:style-name="T7">RestClient</text:span></text:p>
          </draw:text-box>
        </draw:frame>
        <draw:line draw:style-name="gr7" draw:text-style-name="P1" draw:layer="layout" svg:x1="9.975cm" svg:y1="4.9cm" svg:x2="7cm" svg:y2="4.9cm">
          <text:p/>
        </draw:line>
        <draw:line draw:style-name="gr7" draw:text-style-name="P1" draw:layer="layout" svg:x1="2.975cm" svg:y1="10.1cm" svg:x2="1cm" svg:y2="10.1cm">
          <text:p/>
        </draw:line>
        <draw:line draw:style-name="gr7" draw:text-style-name="P1" draw:layer="layout" svg:x1="2.951cm" svg:y1="12.1cm" svg:x2="1cm" svg:y2="12.1cm">
          <text:p/>
        </draw:line>
        <draw:line draw:style-name="gr7" draw:text-style-name="P1" draw:layer="layout" svg:x1="2.927cm" svg:y1="14.1cm" svg:x2="1cm" svg:y2="14.1cm">
          <text:p/>
        </draw:line>
        <draw:line draw:style-name="gr8" draw:text-style-name="P1" draw:layer="layout" svg:x1="1cm" svg:y1="16.1cm" svg:x2="1cm" svg:y2="6.7cm">
          <text:p/>
        </draw:line>
        <draw:line draw:style-name="gr8" draw:text-style-name="P1" draw:layer="layout" svg:x1="10cm" svg:y1="6.7cm" svg:x2="10cm" svg:y2="4.9cm">
          <text:p/>
        </draw:line>
        <draw:line draw:style-name="gr8" draw:text-style-name="P1" draw:layer="layout" svg:x1="1cm" svg:y1="6.7cm" svg:x2="10cm" svg:y2="6.7cm">
          <text:p/>
        </draw:line>
        <draw:line draw:style-name="gr15" draw:text-style-name="P1" draw:layer="layout" svg:x1="10cm" svg:y1="10.5cm" svg:x2="7.4cm" svg:y2="10.5cm">
          <text:p/>
        </draw:line>
        <draw:line draw:style-name="gr15" draw:text-style-name="P1" draw:layer="layout" svg:x1="10cm" svg:y1="12.5cm" svg:x2="7.4cm" svg:y2="12.5cm">
          <text:p/>
        </draw:line>
        <draw:line draw:style-name="gr15" draw:text-style-name="P1" draw:layer="layout" svg:x1="10cm" svg:y1="14.5cm" svg:x2="7.4cm" svg:y2="14.5cm">
          <text:p/>
        </draw:line>
        <draw:line draw:style-name="gr10" draw:text-style-name="P1" draw:layer="layout" svg:x1="3cm" svg:y1="10.5cm" svg:x2="1.3cm" svg:y2="10.5cm">
          <text:p/>
        </draw:line>
        <draw:line draw:style-name="gr10" draw:text-style-name="P1" draw:layer="layout" svg:x1="3.025cm" svg:y1="12.5cm" svg:x2="1.325cm" svg:y2="12.5cm">
          <text:p/>
        </draw:line>
        <draw:line draw:style-name="gr10" draw:text-style-name="P1" draw:layer="layout" svg:x1="3.05cm" svg:y1="14.5cm" svg:x2="1.35cm" svg:y2="14.5cm">
          <text:p/>
        </draw:line>
        <draw:line draw:style-name="gr9" draw:text-style-name="P1" draw:layer="layout" svg:x1="1.4cm" svg:y1="16.5cm" svg:x2="1.4cm" svg:y2="7cm">
          <text:p/>
        </draw:line>
        <draw:line draw:style-name="gr9" draw:text-style-name="P1" draw:layer="layout" svg:x1="10.4cm" svg:y1="7cm" svg:x2="10.4cm" svg:y2="5.2cm">
          <text:p/>
        </draw:line>
        <draw:line draw:style-name="gr9" draw:text-style-name="P1" draw:layer="layout" svg:x1="1.4cm" svg:y1="7cm" svg:x2="10.4cm" svg:y2="7cm">
          <text:p/>
        </draw:line>
        <draw:line draw:style-name="gr10" draw:text-style-name="P1" draw:layer="layout" svg:x1="10.425cm" svg:y1="5.2cm" svg:x2="7cm" svg:y2="5.2cm">
          <text:p/>
        </draw:line>
        <draw:ellipse draw:style-name="gr21" draw:text-style-name="P17" draw:layer="layout" svg:width="3cm" svg:height="1cm" svg:x="20.6cm" svg:y="5.1cm">
          <text:p text:style-name="P14"><text:span text:style-name="T10">Appel Java</text:span></text:p>
        </draw:ellipse>
        <draw:line draw:style-name="gr22" draw:text-style-name="P1" draw:layer="layout" svg:x1="7.7cm" svg:y1="10cm" svg:x2="20.6cm" svg:y2="5.6cm">
          <text:p/>
        </draw:line>
        <draw:ellipse draw:style-name="gr23" draw:text-style-name="P18" draw:layer="layout" svg:width="3cm" svg:height="1cm" svg:x="20.5cm" svg:y="6.3cm">
          <text:p text:style-name="P14"><text:span text:style-name="T11">Objet Java</text:span></text:p>
        </draw:ellipse>
        <draw:line draw:style-name="gr24" draw:text-style-name="P1" draw:layer="layout" svg:x1="8.7cm" svg:y1="10.3cm" svg:x2="20.5cm" svg:y2="6.8cm">
          <text:p/>
        </draw:line>
        <draw:ellipse draw:style-name="gr11" draw:text-style-name="P11" draw:layer="layout" svg:width="3cm" svg:height="1cm" svg:x="12.5cm" svg:y="5.1cm">
          <text:p text:style-name="P14"><text:span text:style-name="T8">Requête REST</text:span></text:p>
        </draw:ellipse>
        <draw:ellipse draw:style-name="gr12" draw:text-style-name="P12" draw:layer="layout" svg:width="3cm" svg:height="1cm" svg:x="12.4cm" svg:y="6.3cm">
          <text:p text:style-name="P14"><text:span text:style-name="T9">Reponse JSON</text:span></text:p>
        </draw:ellipse>
        <draw:line draw:style-name="gr25" draw:text-style-name="P1" draw:layer="layout" svg:x1="1.6cm" svg:y1="10cm" svg:x2="12.513cm" svg:y2="5.587cm">
          <text:p/>
        </draw:line>
        <draw:line draw:style-name="gr26" draw:text-style-name="P1" draw:layer="layout" svg:x1="2.5cm" svg:y1="10.4cm" svg:x2="12.413cm" svg:y2="6.788cm">
          <text:p/>
        </draw:line>
        <draw:frame draw:style-name="gr17" draw:text-style-name="P10" draw:layer="layout" svg:width="4cm" svg:height="0.6cm" svg:x="3cm" svg:y="19cm">
          <draw:text-box>
            <text:p text:style-name="P14"><text:span text:style-name="T7">RestController</text:span></text:p>
          </draw:text-box>
        </draw:frame>
        <draw:line draw:style-name="gr20" draw:text-style-name="P1" draw:layer="layout" svg:x1="6cm" svg:y1="14.6cm" svg:x2="6cm" svg:y2="18.9cm">
          <text:p/>
        </draw:line>
        <draw:line draw:style-name="gr15" draw:text-style-name="P1" draw:layer="layout" svg:x1="17cm" svg:y1="10.5cm" svg:x2="14cm" svg:y2="10.5cm">
          <text:p/>
        </draw:line>
        <draw:line draw:style-name="gr15" draw:text-style-name="P1" draw:layer="layout" svg:x1="24cm" svg:y1="10.5cm" svg:x2="21.4cm" svg:y2="10.5cm">
          <text:p/>
        </draw:line>
        <draw:line draw:style-name="gr15" draw:text-style-name="P1" draw:layer="layout" svg:x1="17cm" svg:y1="12.5cm" svg:x2="14cm" svg:y2="12.5cm">
          <text:p/>
        </draw:line>
        <draw:line draw:style-name="gr15" draw:text-style-name="P1" draw:layer="layout" svg:x1="24cm" svg:y1="12.5cm" svg:x2="21.4cm" svg:y2="12.5cm">
          <text:p/>
        </draw:line>
        <draw:line draw:style-name="gr15" draw:text-style-name="P1" draw:layer="layout" svg:x1="17cm" svg:y1="14.5cm" svg:x2="14cm" svg:y2="14.5cm">
          <text:p/>
        </draw:line>
        <draw:line draw:style-name="gr15" draw:text-style-name="P1" draw:layer="layout" svg:x1="24cm" svg:y1="14.5cm" svg:x2="21.4cm" svg:y2="14.5cm">
          <text:p/>
        </draw:line>
        <draw:frame draw:style-name="gr17" draw:text-style-name="P10" draw:layer="layout" svg:width="4.4cm" svg:height="0.6cm" svg:x="17cm" svg:y="16.025cm">
          <draw:text-box>
            <text:p text:style-name="P14"><text:span text:style-name="T7">IEmployeRepository</text:span></text:p>
          </draw:text-box>
        </draw:frame>
        <draw:frame draw:style-name="gr17" draw:text-style-name="P10" draw:layer="layout" svg:width="4cm" svg:height="0.6cm" svg:x="10cm" svg:y="16.025cm">
          <draw:text-box>
            <text:p text:style-name="P14"><text:span text:style-name="T7">IEmployeMetier</text:span></text:p>
          </draw:text-box>
        </draw:frame>
        <draw:frame draw:style-name="gr17" draw:text-style-name="P10" draw:layer="layout" svg:width="4.4cm" svg:height="0.6cm" svg:x="3cm" svg:y="16.025cm">
          <draw:text-box>
            <text:p text:style-name="P14"><text:span text:style-name="T7">EmployeRestService</text:span></text:p>
          </draw:text-box>
        </draw:frame>
        <draw:line draw:style-name="gr19" draw:text-style-name="P1" draw:layer="layout" svg:x1="10cm" svg:y1="16.125cm" svg:x2="7.4cm" svg:y2="16.125cm">
          <text:p/>
        </draw:line>
        <draw:line draw:style-name="gr19" draw:text-style-name="P1" draw:layer="layout" svg:x1="17.003cm" svg:y1="16.125cm" svg:x2="14.003cm" svg:y2="16.125cm">
          <text:p/>
        </draw:line>
        <draw:frame draw:style-name="gr18" draw:text-style-name="P16" draw:layer="layout" svg:width="2.6cm" svg:height="0.6cm" svg:x="24cm" svg:y="16.025cm">
          <draw:text-box>
            <text:p text:style-name="P15"><text:span text:style-name="T7">EMPLOYE</text:span></text:p>
          </draw:text-box>
        </draw:frame>
        <draw:line draw:style-name="gr19" draw:text-style-name="P1" draw:layer="layout" svg:x1="24cm" svg:y1="16.125cm" svg:x2="21.4cm" svg:y2="16.125cm">
          <text:p/>
        </draw:line>
        <draw:line draw:style-name="gr7" draw:text-style-name="P1" draw:layer="layout" svg:x1="2.927cm" svg:y1="16.125cm" svg:x2="1cm" svg:y2="16.125cm">
          <text:p/>
        </draw:line>
        <draw:line draw:style-name="gr15" draw:text-style-name="P1" draw:layer="layout" svg:x1="10cm" svg:y1="16.525cm" svg:x2="7.4cm" svg:y2="16.525cm">
          <text:p/>
        </draw:line>
        <draw:line draw:style-name="gr10" draw:text-style-name="P1" draw:layer="layout" svg:x1="3.05cm" svg:y1="16.525cm" svg:x2="1.35cm" svg:y2="16.525cm">
          <text:p/>
        </draw:line>
        <draw:line draw:style-name="gr15" draw:text-style-name="P1" draw:layer="layout" svg:x1="17cm" svg:y1="16.525cm" svg:x2="14cm" svg:y2="16.525cm">
          <text:p/>
        </draw:line>
        <draw:line draw:style-name="gr15" draw:text-style-name="P1" draw:layer="layout" svg:x1="24cm" svg:y1="16.525cm" svg:x2="21.4cm" svg:y2="16.5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gr1" style:family="graphic" style:parent-style-name="standard">
      <style:graphic-properties draw:stroke="none" draw:fill="none" draw:fill-color="#ffffff" fo:min-height="3.256cm"/>
    </style:style>
    <style:style style:name="Mgr2" style:family="graphic" style:parent-style-name="standard">
      <style:graphic-properties draw:stroke="none" draw:fill="none" draw:fill-color="#ffffff" fo:min-height="13.609cm"/>
    </style:style>
    <style:style style:name="Mgr3" style:family="graphic" style:parent-style-name="standard">
      <style:graphic-properties draw:stroke="none" draw:fill="none" draw:fill-color="#ffffff" draw:auto-grow-height="false" fo:min-height="1.44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center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draw:frame draw:style-name="Mgr1" draw:layer="backgroundobjects" svg:width="25.199cm" svg:height="3.506cm" svg:x="1.4cm" svg:y="0.837cm">
        <draw:text-box>
          <text:p/>
        </draw:text-box>
      </draw:frame>
      <draw:frame draw:style-name="Mgr2" draw:layer="backgroundobjects" svg:width="25.199cm" svg:height="13.859cm" svg:x="1.4cm" svg:y="4.914cm">
        <draw:text-box>
          <text:p/>
        </draw:text-box>
      </draw:frame>
      <draw:frame draw:style-name="Mgr3" draw:text-style-name="MP1" draw:layer="backgroundobjects" svg:width="6.523cm" svg:height="1.448cm" svg:x="1.4cm" svg:y="19.131cm">
        <draw:text-box>
          <text:p><text:span text:style-name="MT1"><presentation:date-time/></text:span></text:p>
        </draw:text-box>
      </draw:frame>
      <draw:frame draw:style-name="Mgr3" draw:text-style-name="MP3" draw:layer="backgroundobjects" svg:width="8.875cm" svg:height="1.448cm" svg:x="9.576cm" svg:y="19.131cm">
        <draw:text-box>
          <text:p text:style-name="MP2"><text:span text:style-name="MT1"><presentation:footer/></text:span></text:p>
        </draw:text-box>
      </draw:frame>
      <draw:frame draw:style-name="Mgr3" draw:text-style-name="MP5" draw:layer="backgroundobjects" svg:width="6.523cm" svg:height="1.448cm" svg:x="20.076cm" svg:y="19.131cm">
        <draw:text-box>
          <text:p text:style-name="MP4"><text:span text:style-name="MT1"><text:page-number>3</text:page-number></text:span>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21T11:36:09.66</meta:creation-date>
    <meta:editing-duration>P2DT18H12M4S</meta:editing-duration>
    <meta:editing-cycles>3509</meta:editing-cycles>
    <meta:generator>OpenOffice/4.1.3$Win32 OpenOffice.org_project/413m1$Build-9783</meta:generator>
    <dc:date>2017-03-21T10:26:35.32</dc:date>
    <dc:creator>xx xx</dc:creator>
    <meta:document-statistic meta:object-count="127"/>
  </office:meta>
</office:document-meta>
</file>